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BannerLogg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annerLogg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annerLogger.extractTargetName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annerLogger.messageLogged( Build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BannerLogger.NoBanner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